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C600000011A6CAFB94.png"/>
  <manifest:file-entry manifest:media-type="image/png" manifest:full-path="Pictures/10000000000000C80000000CD54AACD7.png"/>
  <manifest:file-entry manifest:media-type="image/png" manifest:full-path="Pictures/10000000000000C30000000D4AF23FC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frame draw:style-name="gr1" draw:text-style-name="P1" draw:layer="layout" svg:width="6cm" svg:height="1.195cm" svg:x="1cm" svg:y="4cm">
          <draw:text-box>
            <text:p text:style-name="P1">Sequence Flow</text:p>
          </draw:text-box>
        </draw:frame>
        <draw:frame draw:style-name="gr2" draw:text-style-name="P1" draw:layer="layout" svg:width="5.158cm" svg:height="0.343cm" svg:x="1.442cm" svg:y="2.857cm">
          <draw:image xlink:href="Pictures/10000000000000C30000000D4AF23FC3.png" xlink:type="simple" xlink:show="embed" xlink:actuate="onLoad">
            <text:p/>
          </draw:image>
        </draw:frame>
        <draw:frame draw:style-name="gr2" draw:text-style-name="P1" draw:layer="layout" svg:width="5.291cm" svg:height="0.317cm" svg:x="8.309cm" svg:y="2.883cm">
          <draw:image xlink:href="Pictures/10000000000000C80000000CD54AACD7.png" xlink:type="simple" xlink:show="embed" xlink:actuate="onLoad">
            <text:p/>
          </draw:image>
        </draw:frame>
        <draw:frame draw:style-name="gr1" draw:text-style-name="P1" draw:layer="layout" svg:width="6cm" svg:height="1.195cm" svg:x="8cm" svg:y="4.005cm">
          <draw:text-box>
            <text:p text:style-name="P1">Message Flow</text:p>
          </draw:text-box>
        </draw:frame>
        <draw:frame draw:style-name="gr2" draw:text-style-name="P1" draw:layer="layout" svg:width="5.238cm" svg:height="0.449cm" svg:x="15.3cm" svg:y="2.851cm">
          <draw:image xlink:href="Pictures/10000000000000C600000011A6CAFB94.png" xlink:type="simple" xlink:show="embed" xlink:actuate="onLoad">
            <text:p/>
          </draw:image>
        </draw:frame>
        <draw:frame draw:style-name="gr1" draw:text-style-name="P1" draw:layer="layout" svg:width="6cm" svg:height="1.195cm" svg:x="15cm" svg:y="4cm">
          <draw:text-box>
            <text:p text:style-name="P1">Associ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10T13:09:42</dc:date>
    <meta:editing-duration>PT1H1M51S</meta:editing-duration>
    <meta:editing-cycles>21</meta:editing-cycles>
    <meta:generator>LibreOffice/3.4$Unix LibreOffice_project/340m1$Build-203</meta:generator>
    <meta:document-statistic meta:object-count="6"/>
  </office:meta>
</office:document-meta>
</file>